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fr" fo:country="FR" officeooo:rsid="0010b328" officeooo:paragraph-rsid="0010b328"/>
    </style:style>
    <style:style style:name="P2" style:family="paragraph" style:parent-style-name="Standard">
      <style:text-properties fo:language="fr" fo:country="FR" officeooo:rsid="0010b328" officeooo:paragraph-rsid="0011a004"/>
    </style:style>
    <style:style style:name="P3" style:family="paragraph" style:parent-style-name="Text_20_body">
      <style:text-properties fo:language="fr" fo:country="FR" officeooo:rsid="0010b328" officeooo:paragraph-rsid="0011a004"/>
    </style:style>
    <style:style style:name="P4" style:family="paragraph" style:parent-style-name="Text_20_body">
      <style:text-properties fo:language="fr" fo:country="FR"/>
    </style:style>
    <style:style style:name="P5" style:family="paragraph" style:parent-style-name="Text_20_body">
      <style:text-properties fo:language="fr" fo:country="FR" officeooo:paragraph-rsid="0011a004"/>
    </style:style>
    <style:style style:name="T1" style:family="text">
      <style:text-properties fo:font-variant="normal" fo:text-transform="none" fo:color="#000000" loext:opacity="100%" style:font-name="Helvetica Neue" fo:font-size="12pt" fo:letter-spacing="normal" fo:font-style="normal" fo:font-weight="normal"/>
    </style:style>
    <style:style style:name="T2" style:family="text">
      <style:text-properties fo:font-variant="normal" fo:text-transform="none" fo:color="#000000" loext:opacity="100%" style:font-name="Helvetica Neue" fo:font-size="12pt" fo:letter-spacing="normal" fo:font-style="normal" fo:font-weight="normal" officeooo:rsid="00177b3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 : </text:p>
      <text:p text:style-name="P1">Dans un monde où l'aventure et la survie vont de pair, Ethan et Clément se retrouvent plongés dans une compétition redoutable : la JAM. Cette compétition, aussi ouverte que redoutable, offre aux participants la chance de gagner des crédits précieux, la monnaie vitale de ce monde. Pour Clément, c'est une opportunité de remporter les crédits nécessaires pour poursuivre son chemin dans ce monde, tandis que pour Ethan, c'est une aventure inattendue dans laquelle il se lance pour soutenir son ami.</text:p>
      <text:p text:style-name="P1"/>
      <text:p text:style-name="P1">Le duo improbable se lance dans cette quête, les enjeux étant plus grands que jamais. Ethan, initialement réticent, accepte finalement de participer à cette aventure, guidé par la force de leur amitié indéfectible. Alors que Clément expose les détails de leur mission, les contours de la quête restent flous, mais la détermination des deux amis reste inébranlable.</text:p>
      <text:p text:style-name="P1"/>
      <text:p text:style-name="P1">Ainsi commence leur périple au sein de la JAM, où chaque épreuve est une course contre la mort. Dans ce jeu en 2D, les joueurs doivent naviguer à travers des niveaux complexes, résolvant des énigmes, surmontant des obstacles et affrontant des adversaires redoutables, le tout dans le but ultime de sortir victorieux de la JAM et de récolter les précieux crédits.</text:p>
      <text:p text:style-name="P1"/>
      <text:p text:style-name="P1">Mais leur chemin est semé d'embûches, et chaque étape de la quête leur réserve son lot de défis et de réflexions. De pièges mortels en énigmes retorses, Ethan et Clément doivent faire preuve de courage, de stratégie et de solidarité pour triompher. Leur aventure devient un test de leur amitié, mais aussi de leur ingéniosité et de leur capacité à survivre dans un monde où chaque erreur peut signifier la fin.</text:p>
      <text:p text:style-name="P1"/>
      <text:p text:style-name="P1">À travers les épreuves de la JAM, Ethan et Clément découvrent le véritable sens de la survie, de l'amitié et de la détermination. Leur histoire devient légende, et ceux qui suivent leurs pas dans ce monde impitoyable doivent se préparer à affronter des défis semblables à ceux qui ont forgé l'histoire des héros qu'ils sont devenus.</text:p>
      <text:p text:style-name="P1"/>
      <text:p text:style-name="P1">Début de l’histoire :</text:p>
      <text:p text:style-name="P3">Alors qu'Ethan était plongé dans son travail, sérieux et concentré, Clément, lui, se divertissait en jouant à Minecraft. Irrité par le comportement de son ami, Ethan s'approcha pour le réprimander. Cependant, au moment où il ouvrit la bouche pour exprimer son agacement, la canette d'OASIS pomme cassis framboise, fidèle compagne de Clément, bascula maladroitement, déversant son contenu sur les ordinateurs des deux amis.</text:p>
      <text:p text:style-name="P5">Une étrange réaction se produisit alors : les écrans des deux ordinateurs commencèrent à briller d'une lumière surnaturelle, et un portail se forma entre eux, émettant des étincelles multicolores. Pris au dépourvu, Ethan et Clément se retrouvèrent aspirés par cette étrange force, entraînés dans un tourbillon chaotique.</text:p>
      <text:p text:style-name="P5">Quand ils reprirent leurs esprits, Ethan et Clément se retrouvèrent dans un endroit totalement inconnu, entourés par des décors étranges et des éclats de lumière. Ils réalisèrent bientôt qu'ils avaient été transportés dans la JAM, le monde de la compétition impitoyable où seuls les plus forts survivent.</text:p>
      <text:p text:style-name="P5">Désorientés mais déterminés, les deux amis comprirent qu'ils devraient unir leurs forces pour affronter les défis de la JAM et trouver un moyen de retourner chez eux. Leur aventure, qui avait commencé de manière inattendue, prenait désormais une toute nouvelle dimension, mêlant le réel et le virtuel dans une quête épique pour la survie et la victoire.</text:p>
      <text:p text:style-name="P2"><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2T18:54:50.549709670</meta:creation-date>
    <dc:date>2024-03-22T22:39:33.347859343</dc:date>
    <meta:editing-duration>PT43M31S</meta:editing-duration>
    <meta:editing-cycles>1</meta:editing-cycles>
    <meta:document-statistic meta:table-count="0" meta:image-count="0" meta:object-count="0" meta:page-count="1" meta:paragraph-count="11" meta:word-count="545" meta:character-count="3392" meta:non-whitespace-character-count="2857"/>
    <meta:generator>LibreOffice/7.3.7.2$Linux_X86_64 LibreOffice_project/30$Build-2</meta:generator>
  </office:meta>
</office:document-meta>
</file>